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9.914cm" table:align="left"/>
    </style:style>
    <style:style style:name="Таблица1.A" style:family="table-column">
      <style:table-column-properties style:column-width="6.655cm"/>
    </style:style>
    <style:style style:name="Таблица1.B" style:family="table-column">
      <style:table-column-properties style:column-width="3.494cm"/>
    </style:style>
    <style:style style:name="Таблица1.C" style:family="table-column">
      <style:table-column-properties style:column-width="2.491cm"/>
    </style:style>
    <style:style style:name="Таблица1.D" style:family="table-column">
      <style:table-column-properties style:column-width="7.274cm"/>
    </style:style>
    <style:style style:name="Таблица1.A1" style:family="table-cell">
      <style:table-cell-properties style:vertical-align="middl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margin-top="0cm" fo:margin-bottom="0.499cm" loext:contextual-spacing="false"/>
    </style:style>
    <style:style style:name="P3" style:family="paragraph" style:parent-style-name="Table_20_Contents">
      <style:paragraph-properties fo:margin-top="0cm" fo:margin-bottom="0.499cm" loext:contextual-spacing="false"/>
      <style:text-properties fo:font-weight="bold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lobal-zeroclipboard-html-bridge" text:anchor-type="page" text:anchor-page-number="1" svg:x="0cm" svg:y="-264.557cm" svg:width="0.041cm" draw:z-index="0">
        <draw:text-box fo:min-height="0.041cm">
          <text:p text:style-name="Text_20_body"/>
        </draw:text-box>
      </draw:frame>
      <text:h text:style-name="Heading_20_1" text:outline-level="1"><text:bookmark text:name="scroll-bookmark-16"/><text:bookmark text:name="TI000000191"/>Приложение 1. Справочная информация</text:h>
      <text:h text:style-name="Heading_20_2" text:outline-level="2"><text:bookmark text:name="_ref438735987"/><text:bookmark text:name="_ref438569113"/><text:bookmark text:name="scroll-bookmark-17"/><text:bookmark text:name="TI000000192"/><text:bookmark text:name="IssOgl1_1.1_Информация_по_JDBC-драйверам"/>1.1. Информация по JDBC-драйверам</text:h>
      <text:p text:style-name="Text_20_body">На текущий момент JDBC-драйверы не входят в поставку системы «1С:Предприятие» версии 8.4.1 в силу лицензионной политики производителей. Поэтому пользователи должны получать JDBC-драйверы с сайтов производителей СУБД, ознакомившись с текстом лицензионного соглашения.</text:p>
      <text:p text:style-name="Text_20_body">При выборе версии драйвера следует обязательно получать последнюю версию драйвера, совместимую с используемой СУБД.</text:p>
      <text:h text:style-name="Heading_20_3" text:outline-level="3"><text:bookmark text:name="scroll-bookmark-32"/><text:bookmark text:name="TI000000193"/><text:bookmark text:name="IssOgl2_1.1.1_Получение_JDBC_драйверов_к_СУБД"/>1.1.1. Получение JDBC драйверов к СУБД</text:h>
      <text:p text:style-name="Text_20_body">JDBC-драйвера доступны по следующим адресам:</text:p>
      <text:p text:style-name="Text_20_body">● PostgreSQL – <text:a xlink:type="simple" xlink:href="https://jdbc.postgresql.org/download.html" office:target-frame-name="_blank" xlink:show="new" text:style-name="Internet_20_link" text:visited-style-name="Visited_20_Internet_20_Link">https://jdbc.postgresql.org/download.html</text:a>;</text:p>
      <text:p text:style-name="Text_20_body">● Oracle Database – <text:a xlink:type="simple" xlink:href="http://www.oracle.com/technetwork/database/features/jdbc/index-091264.html" office:target-frame-name="_blank" xlink:show="new" text:style-name="Internet_20_link" text:visited-style-name="Visited_20_Internet_20_Link">http://www.oracle.com/technetwork/database/features/jdbc/index-091264.html</text:a>;</text:p>
      <text:p text:style-name="Text_20_body">● Microsoft SQL Server – <text:a xlink:type="simple" xlink:href="https://msdn.microsoft.com/en-us/sqlserver/aa937724.aspx" office:target-frame-name="_blank" xlink:show="new" text:style-name="Internet_20_link" text:visited-style-name="Visited_20_Internet_20_Link">https://msdn.microsoft.com/en-us/sqlserver/aa937724.aspx</text:a>.</text:p>
      <text:h text:style-name="Heading_20_3" text:outline-level="3"><text:bookmark text:name="scroll-bookmark-33"/><text:bookmark text:name="TI000000194"/><text:bookmark text:name="IssOgl2_1.1.2_Документация_по_JDBC-драйверов"/>1.1.2. Документация по JDBC-драйверов</text:h>
      <text:p text:style-name="Text_20_body">Документация, описывающая параметры используемых JDBC-драйверов, доступна по следующим адресам:</text:p>
      <text:p text:style-name="Text_20_body">● PostgreSQL – <text:a xlink:type="simple" xlink:href="https://jdbc.postgresql.org/documentation/93/ds-ds.html#ds-ds-xprops" office:target-frame-name="_blank" xlink:show="new" text:style-name="Internet_20_link" text:visited-style-name="Visited_20_Internet_20_Link">https://jdbc.postgresql.org/documentation/93/ds-ds.html#ds-ds-xprops</text:a> и <text:a xlink:type="simple" xlink:href="https://jdbc.postgresql.org/documentation/head/connect.html" office:target-frame-name="_blank" xlink:show="new" text:style-name="Internet_20_link" text:visited-style-name="Visited_20_Internet_20_Link">https://jdbc.postgresql.org/documentation/head/connect.html</text:a>;</text:p>
      <text:p text:style-name="Text_20_body">● Oracle Database – <text:a xlink:type="simple" xlink:href="http://docs.oracle.com/cd/B28359_01/java.111/b31224/urls.htm" office:target-frame-name="_blank" xlink:show="new" text:style-name="Internet_20_link" text:visited-style-name="Visited_20_Internet_20_Link">http://docs.oracle.com/cd/B28359_01/java.111/b31224/urls.htm</text:a>;</text:p>
      <text:p text:style-name="Text_20_body">● Microsoft SQL Server – <text:a xlink:type="simple" xlink:href="https://msdn.microsoft.com/en-us/library/ms378988(v=sql.110).aspx" office:target-frame-name="_blank" xlink:show="new" text:style-name="Internet_20_link" text:visited-style-name="Visited_20_Internet_20_Link">https://msdn.microsoft.com/en-us/library/ms378988(v=sql.110).aspx</text:a>.</text:p>
      <text:h text:style-name="Heading_20_2" text:outline-level="2"><text:bookmark text:name="scroll-bookmark-18"/><text:bookmark text:name="TI000000195"/><text:bookmark text:name="IssOgl1_1.2_Таблица_портов_для_сервисов_системы"/>1.2. Таблица портов для сервисов системы</text:h>
      <text:p text:style-name="Text_20_body">Компонентный кластер системы «1С:Предприятие» версии 8.4.1 состоит из множества компонентов, каждый из которых использует один или несколько сетевых IP-портов для своей работы. В данном разделе собрана информация по IP-портам, которые используются компонентами по умолчанию. При необходимости любой из портов можно изменить с помощью утилиты Ring или с помощью редактирования текстового файла конфигурации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3">Компонент</text:p>
          </table:table-cell>
          <table:table-cell table:style-name="Таблица1.A1" office:value-type="string">
            <text:p text:style-name="P3">Назначение порта</text:p>
          </table:table-cell>
          <table:table-cell table:style-name="Таблица1.A1" office:value-type="string">
            <text:p text:style-name="P3">Номер порта</text:p>
          </table:table-cell>
          <table:table-cell table:style-name="Таблица1.A1" office:value-type="string">
            <text:p text:style-name="P3">Конфигурационный файл</text:p>
          </table:table-cell>
        </table:table-row>
        <table:table-row>
          <table:table-cell office:value-type="string">
            <text:p text:style-name="P2">ZooKeeper</text:p>
          </table:table-cell>
          <table:table-cell office:value-type="string">
            <text:p text:style-name="P2">Client port</text:p>
          </table:table-cell>
          <table:table-cell office:value-type="string">
            <text:p text:style-name="P2">2181</text:p>
          </table:table-cell>
          <table:table-cell office:value-type="string">
            <text:p text:style-name="P2">conf/zoo.cfg</text:p>
          </table:table-cell>
        </table:table-row>
        <table:table-row>
          <table:table-cell table:number-rows-spanned="4" office:value-type="string">
            <text:p text:style-name="P2">Рабочий процесс</text:p>
          </table:table-cell>
          <table:table-cell office:value-type="string">
            <text:p text:style-name="P2">Native</text:p>
          </table:table-cell>
          <table:table-cell office:value-type="string">
            <text:p text:style-name="P2">1560</text:p>
          </table:table-cell>
          <table:table-cell office:value-type="string">
            <text:p text:style-name="P2">com._1c.g5.v8.server.worker.xmi</text:p>
          </table:table-cell>
        </table:table-row>
        <table:table-row>
          <table:covered-table-cell/>
          <table:table-cell office:value-type="string">
            <text:p text:style-name="P2">HTTP (backend)</text:p>
          </table:table-cell>
          <table:table-cell office:value-type="string">
            <text:p text:style-name="P2">8087</text:p>
          </table:table-cell>
          <table:table-cell office:value-type="string">
            <text:p text:style-name="P2">com._1c.g5.v8.server.http.backend.xmi</text:p>
          </table:table-cell>
        </table:table-row>
        <table:table-row>
          <table:covered-table-cell/>
          <table:table-cell office:value-type="string">
            <text:p text:style-name="P2">JMX</text:p>
          </table:table-cell>
          <table:table-cell office:value-type="string">
            <text:p text:style-name="P2">9900</text:p>
          </table:table-cell>
          <table:table-cell office:value-type="string">
            <text:p text:style-name="P2">com._1c.chassis.jmx.server.xmi</text:p>
          </table:table-cell>
        </table:table-row>
        <table:table-row>
          <table:covered-table-cell/>
          <table:table-cell office:value-type="string">
            <text:p text:style-name="P2">SSH console</text:p>
          </table:table-cell>
          <table:table-cell office:value-type="string">
            <text:p text:style-name="P2">2523</text:p>
          </table:table-cell>
          <table:table-cell office:value-type="string">
            <text:p text:style-name="P2">com._1c.chassis.console.xmi</text:p>
          </table:table-cell>
        </table:table-row>
        <table:table-row>
          <table:table-cell table:number-rows-spanned="3" office:value-type="string">
            <text:p text:style-name="P2">Менеджер кластера</text:p>
          </table:table-cell>
          <table:table-cell office:value-type="string">
            <text:p text:style-name="P2">Native</text:p>
          </table:table-cell>
          <table:table-cell office:value-type="string">
            <text:p text:style-name="P2">1541</text:p>
          </table:table-cell>
          <table:table-cell office:value-type="string">
            <text:p text:style-name="P2">com._1c.g5.v8.server.manager.xmi</text:p>
          </table:table-cell>
        </table:table-row>
        <table:table-row>
          <table:covered-table-cell/>
          <table:table-cell office:value-type="string">
            <text:p text:style-name="P2">JMX</text:p>
          </table:table-cell>
          <table:table-cell office:value-type="string">
            <text:p text:style-name="P2">9910</text:p>
          </table:table-cell>
          <table:table-cell office:value-type="string">
            <text:p text:style-name="P2">com._1c.chassis.jmx.server.xmi</text:p>
          </table:table-cell>
        </table:table-row>
        <table:table-row>
          <table:covered-table-cell/>
          <table:table-cell office:value-type="string">
            <text:p text:style-name="P2">SSH console</text:p>
          </table:table-cell>
          <table:table-cell office:value-type="string">
            <text:p text:style-name="P2">2501</text:p>
          </table:table-cell>
          <table:table-cell office:value-type="string">
            <text:p text:style-name="P2">com._1c.chassis.console.xmi<text:soft-page-break/></text:p>
          </table:table-cell>
        </table:table-row>
        <table:table-row>
          <table:table-cell table:number-rows-spanned="4" office:value-type="string">
            <text:p text:style-name="P2">Шлюз кластера</text:p>
          </table:table-cell>
          <table:table-cell office:value-type="string">
            <text:p text:style-name="P2">HTTP</text:p>
          </table:table-cell>
          <table:table-cell office:value-type="string">
            <text:p text:style-name="P2">8080</text:p>
          </table:table-cell>
          <table:table-cell office:value-type="string">
            <text:p text:style-name="P2">com._1c.chassis.http.xmi</text:p>
          </table:table-cell>
        </table:table-row>
        <table:table-row>
          <table:covered-table-cell/>
          <table:table-cell office:value-type="string">
            <text:p text:style-name="P2">HTTPS</text:p>
          </table:table-cell>
          <table:table-cell office:value-type="string">
            <text:p text:style-name="P2">8433</text:p>
          </table:table-cell>
          <table:table-cell office:value-type="string">
            <text:p text:style-name="P2">com._1c.chassis.http.xmi</text:p>
          </table:table-cell>
        </table:table-row>
        <table:table-row>
          <table:covered-table-cell/>
          <table:table-cell office:value-type="string">
            <text:p text:style-name="P2">JMX</text:p>
          </table:table-cell>
          <table:table-cell office:value-type="string">
            <text:p text:style-name="P2">9920</text:p>
          </table:table-cell>
          <table:table-cell office:value-type="string">
            <text:p text:style-name="P2">com._1c.chassis.jmx.server.xmi</text:p>
          </table:table-cell>
        </table:table-row>
        <table:table-row>
          <table:covered-table-cell/>
          <table:table-cell office:value-type="string">
            <text:p text:style-name="P2">SSH console</text:p>
          </table:table-cell>
          <table:table-cell office:value-type="string">
            <text:p text:style-name="P2">2506</text:p>
          </table:table-cell>
          <table:table-cell office:value-type="string">
            <text:p text:style-name="P2">com._1c.chassis.console.xmi</text:p>
          </table:table-cell>
        </table:table-row>
        <table:table-row>
          <table:table-cell table:number-rows-spanned="3" office:value-type="string">
            <text:p text:style-name="P2">Сервис сообщений</text:p>
          </table:table-cell>
          <table:table-cell office:value-type="string">
            <text:p text:style-name="P2">Openwire</text:p>
          </table:table-cell>
          <table:table-cell office:value-type="string">
            <text:p text:style-name="P2">61616</text:p>
          </table:table-cell>
          <table:table-cell office:value-type="string">
            <text:p text:style-name="P2">com._1c.messaging.amqbroker.xmi</text:p>
          </table:table-cell>
        </table:table-row>
        <table:table-row>
          <table:covered-table-cell/>
          <table:table-cell office:value-type="string">
            <text:p text:style-name="P2">JMX</text:p>
          </table:table-cell>
          <table:table-cell office:value-type="string">
            <text:p text:style-name="P2">9930</text:p>
          </table:table-cell>
          <table:table-cell office:value-type="string">
            <text:p text:style-name="P2">com._1c.chassis.jmx.server.xmi</text:p>
          </table:table-cell>
        </table:table-row>
        <table:table-row>
          <table:covered-table-cell/>
          <table:table-cell office:value-type="string">
            <text:p text:style-name="P2">SSH console</text:p>
          </table:table-cell>
          <table:table-cell office:value-type="string">
            <text:p text:style-name="P2">2513</text:p>
          </table:table-cell>
          <table:table-cell office:value-type="string">
            <text:p text:style-name="P2">com._1c.chassis.console.xmi</text:p>
          </table:table-cell>
        </table:table-row>
        <table:table-row>
          <table:table-cell table:number-rows-spanned="4" office:value-type="string">
            <text:p text:style-name="P2">Сервис управления кластером Bosun</text:p>
          </table:table-cell>
          <table:table-cell office:value-type="string">
            <text:p text:style-name="P2">HTTP</text:p>
          </table:table-cell>
          <table:table-cell office:value-type="string">
            <text:p text:style-name="P2">8081</text:p>
          </table:table-cell>
          <table:table-cell office:value-type="string">
            <text:p text:style-name="P2">com._1c.chassis.http.xmi</text:p>
          </table:table-cell>
        </table:table-row>
        <table:table-row>
          <table:covered-table-cell/>
          <table:table-cell office:value-type="string">
            <text:p text:style-name="P2">HTTPS</text:p>
          </table:table-cell>
          <table:table-cell office:value-type="string">
            <text:p text:style-name="P2">8434</text:p>
          </table:table-cell>
          <table:table-cell office:value-type="string">
            <text:p text:style-name="P2">com._1c.chassis.http.xmi</text:p>
          </table:table-cell>
        </table:table-row>
        <table:table-row>
          <table:covered-table-cell/>
          <table:table-cell office:value-type="string">
            <text:p text:style-name="P2">JMX</text:p>
          </table:table-cell>
          <table:table-cell office:value-type="string">
            <text:p text:style-name="P2">9800</text:p>
          </table:table-cell>
          <table:table-cell office:value-type="string">
            <text:p text:style-name="P2">com._1c.chassis.jmx.server.xmi</text:p>
          </table:table-cell>
        </table:table-row>
        <table:table-row>
          <table:covered-table-cell/>
          <table:table-cell office:value-type="string">
            <text:p text:style-name="P2">SSH console</text:p>
          </table:table-cell>
          <table:table-cell office:value-type="string">
            <text:p text:style-name="P2">2502</text:p>
          </table:table-cell>
          <table:table-cell office:value-type="string">
            <text:p text:style-name="P2">com._1c.chassis.console.xmi</text:p>
          </table:table-cell>
        </table:table-row>
        <table:table-row>
          <table:table-cell table:number-rows-spanned="3" office:value-type="string">
            <text:p text:style-name="P2">Сервис балансировки нагрузки</text:p>
          </table:table-cell>
          <table:table-cell office:value-type="string">
            <text:p text:style-name="P2">Main port</text:p>
          </table:table-cell>
          <table:table-cell office:value-type="string">
            <text:p text:style-name="P2">5055</text:p>
          </table:table-cell>
          <table:table-cell office:value-type="string">
            <text:p text:style-name="P2">com._1c.g5.v8.lds.central.service.xmi</text:p>
          </table:table-cell>
        </table:table-row>
        <table:table-row>
          <table:covered-table-cell/>
          <table:table-cell office:value-type="string">
            <text:p text:style-name="P2">JMX</text:p>
          </table:table-cell>
          <table:table-cell office:value-type="string">
            <text:p text:style-name="P2">9820</text:p>
          </table:table-cell>
          <table:table-cell office:value-type="string">
            <text:p text:style-name="P2">com._1c.chassis.jmx.server.xmi</text:p>
          </table:table-cell>
        </table:table-row>
        <table:table-row>
          <table:covered-table-cell/>
          <table:table-cell office:value-type="string">
            <text:p text:style-name="P2">SSH console</text:p>
          </table:table-cell>
          <table:table-cell office:value-type="string">
            <text:p text:style-name="P2">2504</text:p>
          </table:table-cell>
          <table:table-cell office:value-type="string">
            <text:p text:style-name="P2">com._1c.chassis.console.xmi</text:p>
          </table:table-cell>
        </table:table-row>
        <table:table-row>
          <table:table-cell table:number-rows-spanned="2" office:value-type="string">
            <text:p text:style-name="P2">Планировщик заданий</text:p>
          </table:table-cell>
          <table:table-cell office:value-type="string">
            <text:p text:style-name="P2">JMX</text:p>
          </table:table-cell>
          <table:table-cell office:value-type="string">
            <text:p text:style-name="P2">9830</text:p>
          </table:table-cell>
          <table:table-cell office:value-type="string">
            <text:p text:style-name="P2">com._1c.chassis.jmx.server.xmi</text:p>
          </table:table-cell>
        </table:table-row>
        <table:table-row>
          <table:covered-table-cell/>
          <table:table-cell office:value-type="string">
            <text:p text:style-name="P2">SSH console</text:p>
          </table:table-cell>
          <table:table-cell office:value-type="string">
            <text:p text:style-name="P2">2519</text:p>
          </table:table-cell>
          <table:table-cell office:value-type="string">
            <text:p text:style-name="P2">com._1c.chassis.console.xmi</text:p>
          </table:table-cell>
        </table:table-row>
        <table:table-row>
          <table:table-cell table:number-rows-spanned="3" office:value-type="string">
            <text:p text:style-name="P2">Сервис транзакционных блокировок</text:p>
          </table:table-cell>
          <table:table-cell office:value-type="string">
            <text:p text:style-name="P2">Main</text:p>
          </table:table-cell>
          <table:table-cell office:value-type="string">
            <text:p text:style-name="P2">1100</text:p>
          </table:table-cell>
          <table:table-cell office:value-type="string">
            <text:p text:style-name="P2">com._1c.lock.standalone.server.xmi</text:p>
          </table:table-cell>
        </table:table-row>
        <table:table-row>
          <table:covered-table-cell/>
          <table:table-cell office:value-type="string">
            <text:p text:style-name="P2">JMX</text:p>
          </table:table-cell>
          <table:table-cell office:value-type="string">
            <text:p text:style-name="P2">9840</text:p>
          </table:table-cell>
          <table:table-cell office:value-type="string">
            <text:p text:style-name="P2">com._1c.chassis.jmx.server.xmi</text:p>
          </table:table-cell>
        </table:table-row>
        <table:table-row>
          <table:covered-table-cell/>
          <table:table-cell office:value-type="string">
            <text:p text:style-name="P2">SSH console</text:p>
          </table:table-cell>
          <table:table-cell office:value-type="string">
            <text:p text:style-name="P2">2512</text:p>
          </table:table-cell>
          <table:table-cell office:value-type="string">
            <text:p text:style-name="P2">com._1c.chassis.console.xmi</text:p>
          </table:table-cell>
        </table:table-row>
        <table:table-row>
          <table:table-cell table:number-rows-spanned="3" office:value-type="string">
            <text:p text:style-name="P2">Сервис автоматической нумерации</text:p>
          </table:table-cell>
          <table:table-cell office:value-type="string">
            <text:p text:style-name="P2">Main</text:p>
          </table:table-cell>
          <table:table-cell office:value-type="string">
            <text:p text:style-name="P2">1234</text:p>
          </table:table-cell>
          <table:table-cell office:value-type="string">
            <text:p text:style-name="P2">com._1c.numerator.standalone.service.xmi</text:p>
          </table:table-cell>
        </table:table-row>
        <table:table-row>
          <table:covered-table-cell/>
          <table:table-cell office:value-type="string">
            <text:p text:style-name="P2">JMX</text:p>
          </table:table-cell>
          <table:table-cell office:value-type="string">
            <text:p text:style-name="P2">9850</text:p>
          </table:table-cell>
          <table:table-cell office:value-type="string">
            <text:p text:style-name="P2">com._1c.chassis.jmx.server.xmi</text:p>
          </table:table-cell>
        </table:table-row>
        <table:table-row>
          <table:covered-table-cell/>
          <table:table-cell office:value-type="string">
            <text:p text:style-name="P2">SSH console</text:p>
          </table:table-cell>
          <table:table-cell office:value-type="string">
            <text:p text:style-name="P2">2514</text:p>
          </table:table-cell>
          <table:table-cell office:value-type="string">
            <text:p text:style-name="P2">com._1c.chassis.console.xmi</text:p>
          </table:table-cell>
        </table:table-row>
        <table:table-row>
          <table:table-cell table:number-rows-spanned="3" office:value-type="string">
            <text:p text:style-name="P2">Сервис конфигурации кластера</text:p>
          </table:table-cell>
          <table:table-cell office:value-type="string">
            <text:p text:style-name="P2">Main (HTTP)</text:p>
          </table:table-cell>
          <table:table-cell office:value-type="string">
            <text:p text:style-name="P2">8083</text:p>
          </table:table-cell>
          <table:table-cell office:value-type="string">
            <text:p text:style-name="P2">com._1c.chassis.http.xmi</text:p>
          </table:table-cell>
        </table:table-row>
        <table:table-row>
          <table:covered-table-cell/>
          <table:table-cell office:value-type="string">
            <text:p text:style-name="P2">JMX</text:p>
          </table:table-cell>
          <table:table-cell office:value-type="string">
            <text:p text:style-name="P2">9870</text:p>
          </table:table-cell>
          <table:table-cell office:value-type="string">
            <text:p text:style-name="P2">com._1c.chassis.jmx.server.xmi</text:p>
          </table:table-cell>
        </table:table-row>
        <table:table-row>
          <table:covered-table-cell/>
          <table:table-cell office:value-type="string">
            <text:p text:style-name="P2">SSH console</text:p>
          </table:table-cell>
          <table:table-cell office:value-type="string">
            <text:p text:style-name="P2">2503</text:p>
          </table:table-cell>
          <table:table-cell office:value-type="string">
            <text:p text:style-name="P2">com._1c.chassis.console.xmi</text:p>
          </table:table-cell>
        </table:table-row>
      </table:table>
      <text:h text:style-name="Heading_20_2" text:outline-level="2"><text:bookmark text:name="scroll-bookmark-19"/><text:bookmark text:name="TI000000196"/><text:bookmark text:name="IssOgl1_1.3_Известные_проблемы_и_способы_их_решения"/><text:soft-page-break/>1.3. Известные проблемы и способы их решения</text:h>
      <text:h text:style-name="Heading_20_3" text:outline-level="3"><text:bookmark text:name="scroll-bookmark-20"/><text:bookmark text:name="TI000000197"/><text:bookmark text:name="IssOgl2_1.3.1_Общая_информация"/>1.3.1. Общая информация</text:h>
      <text:p text:style-name="Text_20_body">Данное приложение содержит список часто возникающих ошибок и возможные пути их (ошибок) устранения.</text:p>
      <text:h text:style-name="Heading_20_3" text:outline-level="3"><text:bookmark text:name="scroll-bookmark-27"/><text:bookmark text:name="TI000000198"/><text:bookmark text:name="IssOgl2_1.3.2_Error_loading_library_libWand.so"/>1.3.2. Error loading library libWand.so</text:h>
      <text:p text:style-name="Text_20_body">Проблема</text:p>
      <text:p text:style-name="Text_20_body">При работе под управлением ОС Linux может возникнуть следующая ошибка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Error loading library libWand.so due to the following reason:dlopen: cannot load any more object with static TLS</text:p>
      <text:p text:style-name="Preformatted_20_Text">Some functions will not be available.</text:p>
      <text:p text:style-name="Preformatted_20_Text">For more information, see the help section "1C:Enterprise – User work -</text:p>
      <text:p text:style-name="P4">How to set up Linux – External libraries"</text:p>
      <text:p text:style-name="Text_20_body">Причина</text:p>
      <text:p text:style-name="Text_20_body">Проблема заключается в том, что исчерпывается размер статического сегмента TLS из-за опций, с которыми скомпилирована статическая библиотека libgomp, поставляемая в составе дистрибутива. Дополнительную информацию по проблеме: <text:a xlink:type="simple" xlink:href="http://gcc.1065356.n5.nabble.com/patch-google-integration-Don-t-force-tls-model-to-initial-exec-when-building-libgomp-issue6107046-td559562.html" office:target-frame-name="_blank" xlink:show="new" text:style-name="Internet_20_link" text:visited-style-name="Visited_20_Internet_20_Link">http://gcc.1065356.n5.nabble.com/patch-google-integration-Don-t-force-tls-model-to-initial-exec-when-building-libgomp-issue6107046-td559562.html</text:a>.</text:p>
      <text:p text:style-name="Text_20_body">Решение</text:p>
      <text:p text:style-name="Text_20_body">Запустить проблемное приложение с указанием переменной окружения LD_PRELOAD=libgomp.so.1. Для запуска клиентского приложения следует в терминале вызвать команду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LD_PRELOAD=libgomp.so.1 &lt;путь к каталогу установки 1С:Предприятия&gt;/1cv8c</text:p>
      <text:p text:style-name="Text_20_body">Для запуска рабочего процесса или менеджера (в этом случае текст данной ошибки будет появляться в журнальных файлах) следует исправить скрипты командного интерпретатора, используемые для запуска сервисов.</text:p>
      <text:p text:style-name="Text_20_body">Рассмотрим пример. Пусть у нас на сервере существует экземпляр компонента с названием worker1 для рабочего процесса. Тогда нам потребуется изменить файл /etc/init.d/1ce-worker1, потребуется найти в нем функцию do_start() и добавить LD_PRELOAD=libgomp.so.1 в начало последнего параметра для команды su.</text:p>
      <text:p text:style-name="Text_20_body">До модификации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do_start()</text:p>
      <text:p text:style-name="Preformatted_20_Text">{</text:p>
      <text:p text:style-name="Preformatted_20_Text"> su -l $USER -c "$LAUNCHER_START_EXEC"</text:p>
      <text:p text:style-name="P4">}</text:p>
      <text:p text:style-name="Text_20_body">После модификации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do_start()</text:p>
      <text:p text:style-name="Preformatted_20_Text">{</text:p>
      <text:p text:style-name="Preformatted_20_Text"> su -l $USER -c "LD_PRELOAD=libgomp.so.1 $LAUNCHER_START_EXEC"</text:p>
      <text:p text:style-name="P4">}</text:p>
      <text:p text:style-name="Text_20_body">После изменения сервис необходимо перезапустить.</text:p>
      <text:h text:style-name="Heading_20_3" text:outline-level="3"><text:bookmark text:name="scroll-bookmark-28"/><text:bookmark text:name="TI000000199"/><text:bookmark text:name="IssOgl2_1.3.3_Нечитаемые_сообщения_об_ошибках_при_использовании_PostgreSQL"/><text:soft-page-break/>1.3.3. Нечитаемые сообщения об ошибках при использовании PostgreSQL</text:h>
      <text:p text:style-name="Text_20_body">Проблема</text:p>
      <text:p text:style-name="Text_20_body">В интерфейсе клиентских приложений или появиться в журнальных файлах появляются нечитаемые сообщения.</text:p>
      <text:p text:style-name="Text_20_body">Причина</text:p>
      <text:p text:style-name="Text_20_body">Причина ошибки заключается в неправильном преобразовании сообщений JDBC-драйвером СУБД PostgreSQL, если сервер баз данных возвращает сообщения не в ASCII-кодировке.</text:p>
      <text:p text:style-name="Text_20_body">Решение</text:p>
      <text:p text:style-name="Text_20_body">Необходимо перенастроить сервер СУБД PostgreSQL на использование английского языка в сообщениях.</text:p>
      <text:h text:style-name="Heading_20_3" text:outline-level="3"><text:bookmark text:name="scroll-bookmark-29"/><text:bookmark text:name="TI000000200"/><text:bookmark text:name="IssOgl2_1.3.4_Ошибка_при_установке_MSI_пакета_на_серверную_редакцию_ОС_Windows"/>1.3.4. Ошибка при установке MSI пакета на серверную редакцию ОС Windows</text:h>
      <text:p text:style-name="Text_20_body">Возникает, как правило, из-за того, что при установке пакета создается пользователь ОС и в операционной системе включены политики для паролей пользователей (ограничения на длину, используемые символы и т. п.) или установка происходит не от имени администратора (подробнее см. <text:a xlink:type="simple" xlink:href="https://its.1c.ru/db/content/v841doc/src/глава%202.%20установка.htm?_=1542292913#_ref438747226" text:style-name="Internet_20_link" text:visited-style-name="Visited_20_Internet_20_Link">здесь</text:a>).</text:p>
      <text:h text:style-name="Heading_20_3" text:outline-level="3"><text:bookmark text:name="scroll-bookmark-30"/><text:bookmark text:name="TI000000201"/><text:bookmark text:name="IssOgl2_1.3.5_Утилита_Ring_выводит_сообщения_не_на_нужном_языке"/>1.3.5. Утилита Ring выводит сообщения не на нужном языке</text:h>
      <text:p text:style-name="Text_20_body">● Попробовать сменить язык способом, указанным в описании утилиты Ring (подробнее см. <text:a xlink:type="simple" xlink:href="https://its.1c.ru/db/content/v841doc/src/глава%203.%20детальное%20знакомство%20и%20настройка.htm?_=1542292913#_ref438747345" text:style-name="Internet_20_link" text:visited-style-name="Visited_20_Internet_20_Link">здесь</text:a>).</text:p>
      <text:p text:style-name="Text_20_body">● Если используется ОС Windows, то следует указать требуемый язык в настройках системы. Информация о способе смены языка интерфейса: <text:a xlink:type="simple" xlink:href="http://windows.microsoft.com/ru-ru/windows7/install-or-change-a-display-language" office:target-frame-name="_blank" xlink:show="new" text:style-name="Internet_20_link" text:visited-style-name="Visited_20_Internet_20_Link">http://windows.microsoft.com/ru-ru/windows7/install-or-change-a-display-language</text:a>.</text:p>
      <text:h text:style-name="Heading_20_3" text:outline-level="3"><text:bookmark text:name="scroll-bookmark-31"/><text:bookmark text:name="TI000000202"/><text:bookmark text:name="IssOgl2_1.3.6_Утилита_Ring_выводит_непонятные_символы_при_использовании_языка_отличного_от_английского_при_использовании_ОС_Windows"/>1.3.6. Утилита Ring выводит непонятные символы при использовании языка, отличного от английского, при использовании ОС Windows</text:h>
      <text:p text:style-name="Text_20_body">● Необходимо установить для терминала шрифт Consolas;</text:p>
      <text:p text:style-name="Text_20_body">● Сменить кодовую страницу окна командного интерпретатора (до запуска утилиты Ring) с помощью команды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chcp 1251</text:p>
      <text:p text:style-name="Text_20_body">● Проверить, что нужный язык выбран в операционной системе в качестве языка для программ, не поддерживающих Юникод (Панель управления – Язык и региональные стандарты).</text:p>
      <text:p text:style-name="Text_20_body">● Если используется программа Far Manager, то проверьте что используется последняя стабильная версия программы. Если проблема не решается – следует попробовать использовать утилиту Ring в командном интерпретаторе, без использования программы Far Manage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7:32:50.332052357</dc:date>
    <meta:editing-duration>PT15M9S</meta:editing-duration>
    <meta:editing-cycles>7</meta:editing-cycles>
    <meta:generator>LibreOffice/5.1.6.2$Linux_X86_64 LibreOffice_project/10m0$Build-2</meta:generator>
    <meta:document-statistic meta:table-count="1" meta:image-count="0" meta:object-count="0" meta:page-count="4" meta:paragraph-count="181" meta:word-count="788" meta:character-count="7147" meta:non-whitespace-character-count="6523"/>
  </office:meta>
</office:document-meta>
</file>